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4,787,636,237.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4,748,174,334.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4,482,697,336.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4,279,840,193.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4,127,659,492.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4,167,800,259.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4,063,089,191.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3,691,384,317.5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3,432,913,073.2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3,165,663,152.7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3,025,187,923.6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2,730,971,150.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2,379,818,383.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824,880,550.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787,814,379.2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743,064,076.8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726,131,434.7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712,167,575.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712,667,896.7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694,754,988.3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717,530,683.2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749,138,009.6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705,406,001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2:11:46.548137376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4T13:40:40.587644626</dc:date>
    <meta:editing-duration>PT2H32M48S</meta:editing-duration>
    <meta:editing-cycles>71</meta:editing-cycles>
    <meta:generator>LibreOffice/7.2.6.2$Linux_X86_64 LibreOffice_project/20$Build-2</meta:generator>
    <meta:document-statistic meta:table-count="1" meta:cell-count="48" meta:object-count="0"/>
  </office:meta>
</office:document-meta>
</file>